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ollkjelen Crevasse Field</text:p>
      <text:p text:style-name="Standard"><text:span text:style-name="T1">From Wikipedia, the free encyclopedia</text:span></text:p>
      <text:p text:style-name="Standard">https://en.wikipedia.org/wiki/Trollkjelen_Crevasse_Field<text:line-break/>Licensed under CC BY-SA 3.0:<text:line-break/>https://en.wikipedia.org/wiki/Wikipedia:Text_of_Creative_Commons_Attribution-ShareAlike_3.0_Unported_License</text:p>
      <text:p text:style-name="Standard"/>
      <text:h text:style-name="Heading_20_1" text:outline-level="1">Trollkjelen Crevasse Field</text:h>
      <text:list xml:id="list1451588211" text:style-name="WWNum1">
        <text:list-item>
          <text:p text:style-name="P2"><text:span text:style-name="T2">Trollkjelen Crevasse Field (71°17′S 0°50′W﻿ / ﻿71.283°S 0.833°W﻿ / -71.283; -0.833Coordinates: 71°17′S 0°50′W﻿ / ﻿71.283°S 0.833°W﻿ / -71.283; -0.833) is a crevasse field about 12 nautical miles (22 km) long in the Fimbul Ice Shelf, lying immediately off the northeast side of Trollkjelneset Headland in Queen Maud Land.</text:span></text:p>
        </text:list-item>
      </text:list>
      <text:p text:style-name="Standard">Trollkjelen Crevasse Field (71°17′S 0°50′W﻿ / ﻿71.283°S 0.833°W﻿ / -71.283; -0.833Coordinates: 71°17′S 0°50′W﻿ / ﻿71.283°S 0.833°W﻿ / -71.283; -0.833) is a crevasse field about 12 nautical miles (22 km) long in the Fimbul Ice Shelf, lying immediately off the northeast side of Trollkjelneset Headland in Queen Maud Land. Mapped by Norwegian cartographers from surveys and air photos by Norwegian-British-Swedish Antarctic Expedition (NBSAE) (1949–52) and air photos by the Norwegian expedition (1958–59) and named Trollkjelen (the troll's cauldron).</text:p>
      <text:p text:style-name="Standard"> This article incorporates public domain material from the United States Geological Survey document "Trollkjelen Crevasse Field" (content from the Geographic Names Information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1" meta:paragraph-count="7" meta:word-count="181" meta:character-count="1339" meta:non-whitespace-character-count="11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